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8pt" officeooo:rsid="00016d13" officeooo:paragraph-rsid="00016d1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Loma" fo:font-size="12pt" officeooo:rsid="0002e806" officeooo:paragraph-rsid="0002e80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2e80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50e9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5eb2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8d51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aa12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c1d6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oma" fo:font-size="12pt" fo:font-weight="bold" officeooo:rsid="00050e9d" officeooo:paragraph-rsid="00050e9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oma" fo:font-size="12pt" fo:font-weight="bold" officeooo:rsid="00050e9d" officeooo:paragraph-rsid="0005eb2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oma" fo:font-size="12pt" fo:font-weight="bold" officeooo:rsid="00050e9d" officeooo:paragraph-rsid="0008d51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oma" fo:font-size="12pt" fo:font-weight="bold" officeooo:rsid="000aa127" officeooo:paragraph-rsid="000c1d6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oma" fo:font-size="12pt" fo:font-weight="normal" officeooo:rsid="0008d51a" officeooo:paragraph-rsid="0008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oma" fo:font-size="12pt" fo:font-weight="normal" officeooo:rsid="0002e806" officeooo:paragraph-rsid="0002e80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oma" fo:font-size="12pt" fo:font-weight="normal" officeooo:rsid="0002e806" officeooo:paragraph-rsid="0005eb2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oma" fo:font-size="12pt" fo:font-weight="normal" officeooo:rsid="00049293" officeooo:paragraph-rsid="0002e80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oma" fo:font-size="12pt" fo:font-weight="normal" officeooo:rsid="00049293" officeooo:paragraph-rsid="001c883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oma" fo:font-size="12pt" fo:font-weight="normal" officeooo:rsid="00049293" officeooo:paragraph-rsid="00230e6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oma" fo:font-size="12pt" fo:font-weight="normal" officeooo:rsid="00050e9d" officeooo:paragraph-rsid="0002e80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oma" fo:font-size="12pt" fo:font-weight="normal" officeooo:rsid="00050e9d" officeooo:paragraph-rsid="00050e9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oma" fo:font-size="12pt" fo:font-weight="normal" officeooo:rsid="00050e9d" officeooo:paragraph-rsid="0015d16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oma" fo:font-size="12pt" fo:font-weight="normal" officeooo:rsid="0005eb20" officeooo:paragraph-rsid="0005eb2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oma" fo:font-size="12pt" fo:font-weight="normal" officeooo:rsid="0005eb20" officeooo:paragraph-rsid="0008d51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oma" fo:font-size="12pt" fo:font-weight="normal" officeooo:rsid="0005eb20" officeooo:paragraph-rsid="000c1d6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oma" fo:font-size="12pt" fo:font-weight="normal" officeooo:rsid="0008d51a" officeooo:paragraph-rsid="00230e6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oma" fo:font-size="12pt" fo:font-weight="normal" officeooo:rsid="000aa127" officeooo:paragraph-rsid="000aa12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oma" fo:font-size="12pt" fo:font-weight="normal" officeooo:rsid="000c1d6b" officeooo:paragraph-rsid="000c1d6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oma" fo:font-size="12pt" fo:font-weight="normal" officeooo:rsid="000e0c0d" officeooo:paragraph-rsid="000c1d6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oma" fo:font-size="12pt" fo:font-weight="bold" officeooo:rsid="0005eb20" officeooo:paragraph-rsid="0008d51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oma" fo:font-size="12pt" fo:font-weight="bold" officeooo:rsid="0005eb20" officeooo:paragraph-rsid="000c1d6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oma" fo:font-size="12pt" fo:font-weight="bold" officeooo:rsid="00050e9d" officeooo:paragraph-rsid="0005eb2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05eb2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1c883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oma" fo:font-size="12pt" fo:font-weight="bold" officeooo:rsid="0002e806" officeooo:paragraph-rsid="00230e6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oma" fo:font-size="12pt" officeooo:rsid="0002e806" officeooo:paragraph-rsid="0002e806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oma" fo:font-size="12pt" officeooo:rsid="0002e806" officeooo:paragraph-rsid="0015a80a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super 58%" fo:font-weight="normal" officeooo:rsid="0005eb2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9293" style:font-weight-asian="normal" style:font-weight-complex="normal"/>
    </style:style>
    <style:style style:name="T6" style:family="text">
      <style:text-properties fo:font-weight="normal" officeooo:rsid="00050e9d" style:font-weight-asian="normal" style:font-weight-complex="normal"/>
    </style:style>
    <style:style style:name="T7" style:family="text">
      <style:text-properties fo:font-weight="normal" officeooo:rsid="0005eb20" style:font-weight-asian="normal" style:font-weight-complex="normal"/>
    </style:style>
    <style:style style:name="T8" style:family="text">
      <style:text-properties fo:font-weight="normal" officeooo:rsid="0008d51a" style:font-weight-asian="normal" style:font-weight-complex="normal"/>
    </style:style>
    <style:style style:name="T9" style:family="text">
      <style:text-properties fo:font-weight="normal" officeooo:rsid="000aa127" style:font-weight-asian="normal" style:font-weight-complex="normal"/>
    </style:style>
    <style:style style:name="T10" style:family="text">
      <style:text-properties fo:font-weight="normal" officeooo:rsid="000c1d6b" style:font-weight-asian="normal" style:font-weight-complex="normal"/>
    </style:style>
    <style:style style:name="T11" style:family="text">
      <style:text-properties fo:font-weight="normal" officeooo:rsid="000feafd" style:font-weight-asian="normal" style:font-weight-complex="normal"/>
    </style:style>
    <style:style style:name="T12" style:family="text">
      <style:text-properties fo:font-weight="normal" officeooo:rsid="00134751" style:font-weight-asian="normal" style:font-weight-complex="normal"/>
    </style:style>
    <style:style style:name="T13" style:family="text">
      <style:text-properties fo:font-weight="normal" officeooo:rsid="00153f30" style:font-weight-asian="normal" style:font-weight-complex="normal"/>
    </style:style>
    <style:style style:name="T14" style:family="text">
      <style:text-properties fo:font-weight="normal" officeooo:rsid="0015a80a" style:font-weight-asian="normal" style:font-weight-complex="normal"/>
    </style:style>
    <style:style style:name="T15" style:family="text">
      <style:text-properties fo:font-weight="normal" officeooo:rsid="0015d16c" style:font-weight-asian="normal" style:font-weight-complex="normal"/>
    </style:style>
    <style:style style:name="T16" style:family="text">
      <style:text-properties fo:font-weight="normal" officeooo:rsid="0017ab90" style:font-weight-asian="normal" style:font-weight-complex="normal"/>
    </style:style>
    <style:style style:name="T17" style:family="text">
      <style:text-properties fo:font-weight="normal" officeooo:rsid="00191072" style:font-weight-asian="normal" style:font-weight-complex="normal"/>
    </style:style>
    <style:style style:name="T18" style:family="text">
      <style:text-properties fo:font-weight="normal" officeooo:rsid="001fb1f3" style:font-weight-asian="normal" style:font-weight-complex="normal"/>
    </style:style>
    <style:style style:name="T19" style:family="text">
      <style:text-properties fo:font-weight="normal" officeooo:rsid="00225cda" style:font-weight-asian="normal" style:font-weight-complex="normal"/>
    </style:style>
    <style:style style:name="T20" style:family="text">
      <style:text-properties officeooo:rsid="00049293"/>
    </style:style>
    <style:style style:name="T21" style:family="text">
      <style:text-properties officeooo:rsid="00050e9d"/>
    </style:style>
    <style:style style:name="T22" style:family="text">
      <style:text-properties officeooo:rsid="0005eb20"/>
    </style:style>
    <style:style style:name="T23" style:family="text">
      <style:text-properties officeooo:rsid="000c1d6b"/>
    </style:style>
    <style:style style:name="T24" style:family="text">
      <style:text-properties officeooo:rsid="00134751"/>
    </style:style>
    <style:style style:name="T25" style:family="text">
      <style:text-properties fo:font-weight="bold" officeooo:rsid="00134751" style:font-weight-asian="bold" style:font-weight-complex="bold"/>
    </style:style>
    <style:style style:name="T26" style:family="text">
      <style:text-properties fo:font-weight="bold" officeooo:rsid="0020e169" style:font-weight-asian="bold" style:font-weight-complex="bold"/>
    </style:style>
    <style:style style:name="T27" style:family="text">
      <style:text-properties officeooo:rsid="0015a80a"/>
    </style:style>
    <style:style style:name="T28" style:family="text">
      <style:text-properties officeooo:rsid="0015d16c"/>
    </style:style>
    <style:style style:name="T29" style:family="text">
      <style:text-properties officeooo:rsid="0020e169"/>
    </style:style>
    <style:style style:name="T30" style:family="text">
      <style:text-properties officeooo:rsid="00225cda"/>
    </style:style>
    <style:style style:name="T31" style:family="text">
      <style:text-properties officeooo:rsid="002493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1">Tickpay</text:span> Project Plan<text:span text:style-name="T31">(Phase - I)</text:span></text:p>
      <text:p text:style-name="P1"/>
      <text:p text:style-name="P2">1. 1<text:span text:style-name="T1">st</text:span> Milestone</text:p>
      <text:p text:style-name="P2"/>
      <text:p text:style-name="P3">OBJECTIVES : </text:p>
      <text:p text:style-name="P2"><text:tab/>1. <text:span text:style-name="T24">Splash Screen( UI )</text:span></text:p>
      <text:p text:style-name="P2"><text:tab/>2. <text:span text:style-name="T24">Login, Sign Up and forgot Password (UI)</text:span></text:p>
      <text:p text:style-name="P2"><text:tab/>3. <text:span text:style-name="T24">User Mgt (Backend)</text:span></text:p>
      <text:p text:style-name="P2"><text:tab/>4. <text:span text:style-name="T24">Device Mgt (Backend)</text:span>.</text:p>
      <text:p text:style-name="P2"><text:tab/>5. <text:span text:style-name="T24">Access Control (Backend)</text:span>.</text:p>
      <text:p text:style-name="P36"><text:tab/><text:span text:style-name="T27">6. </text:span><text:span text:style-name="T13">Create New VPA and bank selection</text:span><text:span text:style-name="T14">(UI + Backend).</text:span></text:p>
      <text:p text:style-name="P2"/>
      <text:p text:style-name="P3">TIME REQUIRED : </text:p>
      <text:p text:style-name="P3"><text:tab/><text:span text:style-name="T11">4</text:span><text:span text:style-name="T4"> to </text:span><text:span text:style-name="T11">7</text:span><text:span text:style-name="T4"> days.</text:span></text:p>
      <text:p text:style-name="P14"/>
      <text:p text:style-name="P3">ROLE OF DEVELOPERS :</text:p>
      <text:p text:style-name="P16"><text:tab/>1. <text:span text:style-name="T25">Mayur</text:span><text:span text:style-name="T24"> – Creating Html Pages with meaningful ids and classes.</text:span></text:p>
      <text:p text:style-name="P16"><text:tab/>2. <text:span text:style-name="T25">Shahbaz - </text:span><text:span text:style-name="T24"><text:s/>All JS events and API integration.</text:span></text:p>
      <text:p text:style-name="P3"><text:span text:style-name="T5"><text:tab/></text:span><text:span text:style-name="T6">3. </text:span><text:span text:style-name="T24">Sanket – </text:span><text:span text:style-name="T12">Design backed structure and database.</text:span></text:p>
      <text:p text:style-name="P3"><text:span text:style-name="T6"><text:tab/></text:span><text:span text:style-name="T7">4. </text:span><text:span text:style-name="T24">Loreta</text:span><text:span text:style-name="T7"> – </text:span><text:span text:style-name="T12">System Testing.</text:span><text:span text:style-name="T7"> </text:span></text:p>
      <text:p text:style-name="P19"/>
      <text:p text:style-name="P19"/>
      <text:p text:style-name="P16"/>
      <text:p text:style-name="P9"><text:span text:style-name="T5">2. </text:span><text:span text:style-name="T4">2</text:span><text:span text:style-name="T2">nd</text:span><text:span text:style-name="T4"> Milestone</text:span></text:p>
      <text:p text:style-name="P20"/>
      <text:p text:style-name="P4">OBJECTIVES : </text:p>
      <text:p text:style-name="P4"><text:span text:style-name="T21"><text:tab/></text:span><text:span text:style-name="T6">1</text:span><text:span text:style-name="T21">. </text:span><text:span text:style-name="T15">Dashboard Page with required tabs (UI)</text:span></text:p>
      <text:p text:style-name="P21"><text:tab/>2. <text:span text:style-name="T28">Purchase Page with required tabs (UI)</text:span></text:p>
      <text:p text:style-name="P9"><text:span text:style-name="T4"><text:tab/>3. </text:span><text:span text:style-name="T15">Navigation Menu in required pages (UI)</text:span></text:p>
      <text:p text:style-name="P10"><text:span text:style-name="T4"><text:tab/></text:span><text:span text:style-name="T7">4. </text:span><text:span text:style-name="T15">My Account Page (UI)</text:span></text:p>
      <text:p text:style-name="P10"><text:span text:style-name="T15"><text:tab/>5. Backend for purchase history (Backend).</text:span></text:p>
      <text:p text:style-name="P10"><text:span text:style-name="T15"><text:tab/>6. APIs for purchase page, dashboard page and my account page</text:span><text:span text:style-name="T16">(Backend).</text:span></text:p>
      <text:p text:style-name="P10"><text:span text:style-name="T16"><text:tab/></text:span><text:span text:style-name="T18">7. About Us and contact Us UI + APIs integartion.</text:span></text:p>
      <text:p text:style-name="P22"/>
      <text:p text:style-name="P5">TIME REQUIRED : </text:p>
      <text:p text:style-name="P5"><text:span text:style-name="T4"><text:tab/></text:span><text:span text:style-name="T17">5</text:span><text:span text:style-name="T4"> to </text:span><text:span text:style-name="T17">8</text:span><text:span text:style-name="T4"> days.</text:span></text:p>
      <text:p text:style-name="P15"/>
      <text:p text:style-name="P5"><text:soft-page-break/></text:p>
      <text:p text:style-name="P5">ROLE OF DEVELOPERS :</text:p>
      <text:p text:style-name="P33"><text:span text:style-name="T5"><text:tab/>1. </text:span><text:span text:style-name="T24">Mayur</text:span><text:span text:style-name="T12"> – Creating Html Pages with meaningful ids and classes.</text:span></text:p>
      <text:p text:style-name="P17"><text:tab/>2. <text:span text:style-name="T25">Shahbaz - </text:span><text:span text:style-name="T24"><text:s/>All JS events and API integration.</text:span></text:p>
      <text:p text:style-name="P33"><text:span text:style-name="T5"><text:tab/></text:span><text:span text:style-name="T6">3. </text:span><text:span text:style-name="T24">Sanket – </text:span><text:span text:style-name="T12">Design backed structure and database.</text:span></text:p>
      <text:p text:style-name="P33"><text:span text:style-name="T6"><text:tab/></text:span><text:span text:style-name="T7">4. </text:span><text:span text:style-name="T24">Loreta</text:span><text:span text:style-name="T7"> – </text:span><text:span text:style-name="T12">System Testing.</text:span><text:span text:style-name="T7"> </text:span></text:p>
      <text:p text:style-name="P22"/>
      <text:p text:style-name="P22"/>
      <text:p text:style-name="P11"><text:span text:style-name="T8">3</text:span><text:span text:style-name="T5">. </text:span><text:span text:style-name="T8">3</text:span><text:span text:style-name="T3">nd</text:span><text:span text:style-name="T7"> Milestone</text:span></text:p>
      <text:p text:style-name="P23"/>
      <text:p text:style-name="P29">OBJECTIVES : </text:p>
      <text:p text:style-name="P13"><text:tab/>1. <text:span text:style-name="T29">Bill and Payments Homepage(UI) [</text:span><text:span text:style-name="T26">need to discuss with sir for other pages and fields of bill and payments</text:span><text:span text:style-name="T29">].</text:span></text:p>
      <text:p text:style-name="P13"><text:tab/>2. <text:span text:style-name="T30">Notification page.</text:span></text:p>
      <text:p text:style-name="P13"><text:tab/>3. <text:span text:style-name="T30">FCM integration with notification.</text:span></text:p>
      <text:p text:style-name="P13"><text:tab/>4. <text:span text:style-name="T30">Backend for bill and payments and notifications.</text:span></text:p>
      <text:p text:style-name="P13"><text:tab/>5. <text:span text:style-name="T30">APIs for bill and payments and notification.</text:span></text:p>
      <text:p text:style-name="P13"/>
      <text:p text:style-name="P6">TIME REQUIRED : </text:p>
      <text:p text:style-name="P6"><text:span text:style-name="T4"><text:tab/></text:span><text:span text:style-name="T19">7</text:span><text:span text:style-name="T4"> to </text:span><text:span text:style-name="T8">1</text:span><text:span text:style-name="T19">0</text:span><text:span text:style-name="T4"> days.</text:span></text:p>
      <text:p text:style-name="P23"><text:tab/></text:p>
      <text:p text:style-name="P29">ROLE OF DEVELOPERS :</text:p>
      <text:p text:style-name="P25"><text:tab/><text:span text:style-name="T20">1. </text:span><text:span text:style-name="T25">Mayur</text:span><text:span text:style-name="T24"> – Creating Html Pages with meaningful ids and classes.</text:span></text:p>
      <text:p text:style-name="P18"><text:tab/>2. <text:span text:style-name="T25">Shahbaz - </text:span><text:span text:style-name="T24"><text:s/>All JS events and API integration.</text:span></text:p>
      <text:p text:style-name="P34"><text:span text:style-name="T5"><text:tab/></text:span><text:span text:style-name="T6">3. </text:span><text:span text:style-name="T24">Sanket – </text:span><text:span text:style-name="T12">Design backed structure and database.</text:span></text:p>
      <text:p text:style-name="P34"><text:span text:style-name="T6"><text:tab/></text:span><text:span text:style-name="T7">4. </text:span><text:span text:style-name="T24">Loreta</text:span><text:span text:style-name="T7"> – </text:span><text:span text:style-name="T12">System Testing.</text:span></text:p>
      <text:p text:style-name="P24"/>
      <text:p text:style-name="P24"/>
      <text:p text:style-name="P2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5:33:57.985969344</meta:creation-date>
    <dc:date>2016-12-14T19:04:40.249237343</dc:date>
    <meta:editing-duration>PT32M34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273" meta:character-count="1620" meta:non-whitespace-character-count="1339"/>
  </office:meta>
</office:document-meta>
</file>